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Estremità_20_linea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Estremità_20_linea_20_1" draw:marker-start-width="0.35cm" draw:marker-end="Estremità_20_linea_20_2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objectwithoutfill">
      <style:graphic-properties draw:stroke="none" draw:fill="solid" draw:fill-color="#e6e6e6"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dash" draw:stroke-dash="Fine_20_Dotted"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marker-end="Arrow" draw:fill="none" draw:fill-color="#e6e6e6" draw:textarea-horizontal-align="center" draw:textarea-vertical-align="middle" draw:shadow="visible"/>
    </style:style>
    <style:style style:name="gr9" style:family="graphic" style:parent-style-name="objectwithoutfill">
      <style:graphic-properties draw:marker-end="Estremità_20_linea_20_4" draw:fill="none" draw:fill-color="#e6e6e6" draw:textarea-horizontal-align="center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fo:min-height="1cm" draw:shadow="visible"/>
    </style:style>
    <style:style style:name="P1" style:family="paragraph">
      <style:paragraph-properties fo:text-align="center"/>
    </style:style>
    <style:style style:name="P2" style:family="paragraph">
      <style:text-properties fo:text-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style-name="Normal" style:font-family-generic="swiss" fo:text-shadow="non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4.1cm" svg:y1="0.45cm" svg:x2="4.1cm" svg:y2="7.45cm">
          <text:p/>
        </draw:line>
        <draw:line draw:style-name="gr2" draw:text-style-name="P1" draw:layer="layout" svg:x1="0.6cm" svg:y1="10.45cm" svg:x2="4.2cm" svg:y2="7.35cm">
          <text:p/>
        </draw:line>
        <draw:line draw:style-name="gr1" draw:text-style-name="P1" draw:id="id1" draw:layer="layout" svg:x1="11.6cm" svg:y1="7.45cm" svg:x2="4.1cm" svg:y2="7.45cm">
          <text:p/>
        </draw:line>
        <draw:frame draw:style-name="gr3" draw:layer="layout" svg:width="1.5cm" svg:height="2.25cm" svg:x="1cm" svg:y="9.85cm">
          <draw:text-box>
            <text:p>X</text:p>
          </draw:text-box>
        </draw:frame>
        <draw:frame draw:style-name="gr3" draw:layer="layout" svg:width="1.5cm" svg:height="2.25cm" svg:x="10.6cm" svg:y="7.7cm">
          <draw:text-box>
            <text:p>Y</text:p>
            <text:p/>
          </draw:text-box>
        </draw:frame>
        <draw:frame draw:style-name="gr4" draw:layer="layout" svg:width="1.5cm" svg:height="1.25cm" svg:x="3.1cm" svg:y="0.45cm">
          <draw:text-box>
            <text:p>Z</text:p>
          </draw:text-box>
        </draw:frame>
        <draw:polygon draw:style-name="gr5" draw:text-style-name="P1" draw:layer="layout" svg:width="5.83cm" svg:height="8.156cm" draw:transform="skewX (-3.01358109574757E-017) rotate (-0.55169857655649) translate (8.37500038256346cm 0.50380281344467cm)" svg:viewBox="0 0 5831 8157" draw:points="0,236 5831,170 851,-7921">
          <text:p/>
        </draw:polygon>
        <draw:line draw:style-name="gr6" draw:text-style-name="P1" draw:layer="layout" svg:x1="4.1cm" svg:y1="7.45cm" svg:x2="9.1cm" svg:y2="10.45cm">
          <text:p/>
        </draw:line>
        <draw:line draw:style-name="gr6" draw:text-style-name="P1" draw:id="id2" draw:layer="layout" svg:x1="9.1cm" svg:y1="0.95cm" svg:x2="9.1cm" svg:y2="10.45cm">
          <text:p/>
        </draw:line>
        <draw:connector draw:style-name="gr7" draw:text-style-name="P1" draw:layer="layout" draw:type="line" svg:x1="4.1cm" svg:y1="7.45cm" svg:x2="9.1cm" svg:y2="0.95cm" draw:start-shape="id1" draw:start-glue-point="3" draw:end-shape="id2" draw:end-glue-point="0" svg:d="m4100 7450 5000-6500">
          <text:p/>
        </draw:connector>
        <draw:frame draw:style-name="gr3" draw:layer="layout" svg:width="1.5cm" svg:height="2.25cm" svg:x="8.9cm" svg:y="0.1cm">
          <draw:text-box>
            <text:p><text:span text:style-name="T1">n</text:span></text:p>
            <text:p/>
          </draw:text-box>
        </draw:frame>
        <draw:path draw:style-name="gr8" draw:text-style-name="P1" draw:layer="layout" svg:width="1.804cm" svg:height="2.03cm" draw:transform="rotate (-2.67977853351277) translate (8.75740581229244cm 3.35867400003364cm)" svg:viewBox="0 0 1805 2031" svg:d="m859-11804c323 75 657-102 843-366 213-302 50-683-90-957-135-262-371-481-643-603-259-116-667-161-831 153l-138 214">
          <text:p/>
        </draw:path>
        <draw:path draw:style-name="gr9" draw:text-style-name="P1" draw:layer="layout" svg:width="3.12cm" svg:height="2.271cm" draw:transform="rotate (-0.503702022126655) translate (3.39029926442523cm 7.3124052276299cm)" svg:viewBox="0 0 3121 2272" svg:d="m0 11804c305 29 593-92 889-138 287-44 512-235 767-357s476-307 699-482c241-190 441-430 576-704l152-308 38-279">
          <text:p/>
        </draw:path>
        <draw:path draw:style-name="gr9" draw:text-style-name="P1" draw:layer="layout" svg:width="2.178cm" svg:height="0.762cm" draw:transform="rotate (-0.110304808727207) translate (4.22137207231088cm 3.37761157314243cm)" svg:viewBox="0 0 2179 763" svg:d="m0 5797c294-48 575 53 861 103 309 54 604 185 886 326l304 193 128 128">
          <text:p/>
        </draw:path>
        <draw:frame draw:style-name="gr10" draw:layer="layout" svg:width="1cm" svg:height="1.25cm" svg:x="4.6cm" svg:y="3.95cm">
          <draw:text-box>
            <text:p><text:span text:style-name="T2">φ</text:span></text:p>
          </draw:text-box>
        </draw:frame>
        <draw:frame draw:style-name="gr10" draw:text-style-name="P2" draw:layer="layout" svg:width="1cm" svg:height="1.25cm" svg:x="6.6cm" svg:y="2.2cm">
          <draw:text-box>
            <text:p><text:span text:style-name="T3">ω</text:span></text:p>
          </draw:text-box>
        </draw:frame>
        <draw:frame draw:style-name="gr10" draw:text-style-name="P2" draw:layer="layout" svg:width="1cm" svg:height="1.25cm" svg:x="3.6cm" svg:y="8.7cm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stremità_20_linea_20_4" draw:display-name="Estremità linea 4" svg:viewBox="0 0 1013 1130" svg:d="m1009 1050-449-1008-22-30-29-12-34 12-21 26-449 1012-5 13v8l5 21 12 21 17 13 21 4h903l21-4 21-13 9-21 4-21v-8z"/>
    <draw:stroke-dash draw:name="Dash_20_4" draw:display-name="Dash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4" draw:fill="none" draw:fill-gradient-name="Gradient_20_7" draw:fill-hatch-name="Hatch_20_46" draw:fill-image-name="Bitmape_20_1" draw:shadow="visible" draw:shadow-offset-x="0cm" draw:shadow-offset-y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shi </meta:initial-creator>
    <meta:creation-date>2010-10-12T16:47:11</meta:creation-date>
    <dc:date>2010-11-17T16:41:02</dc:date>
    <dc:creator>Toshi </dc:creator>
    <meta:editing-duration>PT00H32M28S</meta:editing-duration>
    <meta:editing-cycles>4</meta:editing-cycles>
    <meta:generator>OpenOffice.org/3.2$Linux OpenOffice.org_project/320m12$Build-9483</meta:generator>
    <meta:document-statistic meta:object-count="17"/>
  </office:meta>
</office:document-meta>
</file>